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10" style:family="table-cell">
      <style:table-cell-properties fo:padding="0.97mm" fo:border-left="none" fo:border-right="none" fo:border-top="0.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officeooo:paragraph-rsid="001c73f3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text-properties fo:language="en" fo:country="US" officeooo:paragraph-rsid="0019b216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officeooo:paragraph-rsid="0012cfe6"/>
    </style:style>
    <style:style style:name="P7" style:family="paragraph" style:parent-style-name="Standard">
      <style:text-properties officeooo:rsid="00a8a978" officeooo:paragraph-rsid="0012cfe6"/>
    </style:style>
    <style:style style:name="P8" style:family="paragraph" style:parent-style-name="Standard">
      <style:text-properties officeooo:rsid="00a8a978" officeooo:paragraph-rsid="00a8a978"/>
    </style:style>
    <style:style style:name="P9" style:family="paragraph" style:parent-style-name="Standard">
      <style:text-properties officeooo:rsid="00a8a978" officeooo:paragraph-rsid="001c73f3"/>
    </style:style>
    <style:style style:name="P10" style:family="paragraph" style:parent-style-name="Standard">
      <style:text-properties officeooo:paragraph-rsid="00204ab9"/>
    </style:style>
    <style:style style:name="P11" style:family="paragraph" style:parent-style-name="scpi1">
      <style:text-properties fo:language="en" fo:country="US"/>
    </style:style>
    <style:style style:name="P12" style:family="paragraph" style:parent-style-name="scpi1">
      <style:text-properties fo:background-color="transparent"/>
    </style:style>
    <style:style style:name="P13" style:family="paragraph" style:parent-style-name="scpi1">
      <style:paragraph-properties fo:text-align="start" style:justify-single-word="false"/>
    </style:style>
    <style:style style:name="P14" style:family="paragraph" style:parent-style-name="scpi1">
      <style:text-properties officeooo:paragraph-rsid="005c00c6"/>
    </style:style>
    <style:style style:name="P15" style:family="paragraph" style:parent-style-name="Default_5f_ntt">
      <style:text-properties fo:language="en" fo:country="US"/>
    </style:style>
    <style:style style:name="P16" style:family="paragraph" style:parent-style-name="scpi0">
      <style:text-properties fo:background-color="transparent"/>
    </style:style>
    <style:style style:name="P17" style:family="paragraph" style:parent-style-name="scpi3">
      <style:text-properties fo:background-color="transparent"/>
    </style:style>
    <style:style style:name="P18" style:family="paragraph" style:parent-style-name="scpi2">
      <style:text-properties fo:background-color="transparent"/>
    </style:style>
    <style:style style:name="P19" style:family="paragraph" style:parent-style-name="scpi2">
      <style:text-properties officeooo:paragraph-rsid="0014a71b" fo:background-color="transparent"/>
    </style:style>
    <style:style style:name="P20" style:family="paragraph" style:parent-style-name="scpi2">
      <style:text-properties officeooo:paragraph-rsid="005c00c6"/>
    </style:style>
    <style:style style:name="P21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22" style:family="paragraph" style:parent-style-name="Standard">
      <style:paragraph-properties fo:margin-left="0mm" fo:margin-right="0mm" fo:text-indent="0mm" style:auto-text-indent="false"/>
      <style:text-properties officeooo:paragraph-rsid="0012cfe6"/>
    </style:style>
    <style:style style:name="P23" style:family="paragraph" style:parent-style-name="Standard">
      <style:paragraph-properties fo:margin-left="0mm" fo:margin-right="0mm" fo:text-indent="0mm" style:auto-text-indent="false"/>
      <style:text-properties officeooo:paragraph-rsid="00204ab9"/>
    </style:style>
    <style:style style:name="P24" style:family="paragraph" style:parent-style-name="Standard">
      <style:paragraph-properties fo:margin-left="0mm" fo:margin-right="0mm" fo:text-indent="0mm" style:auto-text-indent="false"/>
      <style:text-properties officeooo:paragraph-rsid="001c73f3"/>
    </style:style>
    <style:style style:name="P25" style:family="paragraph" style:parent-style-name="scpi2">
      <style:paragraph-properties fo:margin-left="0mm" fo:margin-right="0mm" fo:text-indent="0mm" style:auto-text-indent="false"/>
    </style:style>
    <style:style style:name="P26" style:family="paragraph" style:parent-style-name="scpi1">
      <style:paragraph-properties fo:margin-left="0mm" fo:margin-right="0mm" fo:text-indent="0mm" style:auto-text-indent="false"/>
    </style:style>
    <style:style style:name="P27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28" style:family="paragraph" style:parent-style-name="scpi3">
      <style:paragraph-properties fo:margin-left="0mm" fo:margin-right="0mm" fo:text-indent="0mm" style:auto-text-indent="false"/>
    </style:style>
    <style:style style:name="P29" style:family="paragraph" style:parent-style-name="scpi3">
      <style:paragraph-properties fo:margin-left="0mm" fo:margin-right="0mm" fo:text-indent="0mm" style:auto-text-indent="false"/>
      <style:text-properties officeooo:paragraph-rsid="0012cfe6"/>
    </style:style>
    <style:style style:name="P30" style:family="paragraph" style:parent-style-name="scpi3">
      <style:paragraph-properties fo:margin-left="0mm" fo:margin-right="0mm" fo:text-indent="0mm" style:auto-text-indent="false"/>
      <style:text-properties officeooo:rsid="00239d56" officeooo:paragraph-rsid="0012cfe6"/>
    </style:style>
    <style:style style:name="P31" style:family="paragraph" style:parent-style-name="scpi3">
      <style:paragraph-properties fo:margin-left="0mm" fo:margin-right="0mm" fo:text-indent="0mm" style:auto-text-indent="false"/>
      <style:text-properties officeooo:rsid="00239d56" officeooo:paragraph-rsid="00239d56"/>
    </style:style>
    <style:style style:name="P32" style:family="paragraph" style:parent-style-name="scpi3">
      <style:paragraph-properties fo:margin-left="0mm" fo:margin-right="0mm" fo:text-indent="0mm" style:auto-text-indent="false"/>
      <style:text-properties officeooo:rsid="00239d56" officeooo:paragraph-rsid="001c73f3"/>
    </style:style>
    <style:style style:name="P33" style:family="paragraph" style:parent-style-name="scpi3">
      <style:paragraph-properties fo:margin-left="0mm" fo:margin-right="0mm" fo:text-indent="0mm" style:auto-text-indent="false"/>
      <style:text-properties officeooo:rsid="00a8a978" officeooo:paragraph-rsid="0012cfe6"/>
    </style:style>
    <style:style style:name="P34" style:family="paragraph" style:parent-style-name="scpi3">
      <style:paragraph-properties fo:margin-left="0mm" fo:margin-right="0mm" fo:text-indent="0mm" style:auto-text-indent="false"/>
      <style:text-properties officeooo:rsid="00a8a978" officeooo:paragraph-rsid="00a8a978"/>
    </style:style>
    <style:style style:name="P35" style:family="paragraph" style:parent-style-name="scpi3">
      <style:paragraph-properties fo:margin-left="0mm" fo:margin-right="0mm" fo:text-indent="0mm" style:auto-text-indent="false"/>
      <style:text-properties officeooo:rsid="00a8a978" officeooo:paragraph-rsid="001c73f3"/>
    </style:style>
    <style:style style:name="P36" style:family="paragraph" style:parent-style-name="scpi3">
      <style:paragraph-properties fo:margin-left="0mm" fo:margin-right="0mm" fo:text-indent="0mm" style:auto-text-indent="false"/>
      <style:text-properties officeooo:rsid="00aa7a0c" officeooo:paragraph-rsid="0012cfe6"/>
    </style:style>
    <style:style style:name="P37" style:family="paragraph" style:parent-style-name="scpi3">
      <style:paragraph-properties fo:margin-left="0mm" fo:margin-right="0mm" fo:text-indent="0mm" style:auto-text-indent="false"/>
      <style:text-properties officeooo:rsid="00aa7a0c" officeooo:paragraph-rsid="00aa7a0c"/>
    </style:style>
    <style:style style:name="P38" style:family="paragraph" style:parent-style-name="scpi3">
      <style:paragraph-properties fo:margin-left="0mm" fo:margin-right="0mm" fo:text-indent="0mm" style:auto-text-indent="false"/>
      <style:text-properties officeooo:rsid="00aa7a0c" officeooo:paragraph-rsid="001c73f3"/>
    </style:style>
    <style:style style:name="P39" style:family="paragraph" style:parent-style-name="scpi3">
      <style:paragraph-properties fo:margin-left="0mm" fo:margin-right="0mm" fo:text-indent="0mm" style:auto-text-indent="false"/>
      <style:text-properties officeooo:paragraph-rsid="002229df"/>
    </style:style>
    <style:style style:name="P40" style:family="paragraph" style:parent-style-name="scpi3">
      <style:paragraph-properties fo:margin-left="0mm" fo:margin-right="0mm" fo:text-indent="0mm" style:auto-text-indent="false"/>
      <style:text-properties officeooo:paragraph-rsid="001c73f3"/>
    </style:style>
    <style:style style:name="P41" style:family="paragraph" style:parent-style-name="scpi4">
      <style:text-properties officeooo:paragraph-rsid="001c042c"/>
    </style:style>
    <style:style style:name="P42" style:family="paragraph" style:parent-style-name="Standard">
      <style:text-properties fo:language="en" fo:country="US"/>
    </style:style>
    <style:style style:name="P43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  <style:style style:name="T4" style:family="text">
      <style:text-properties officeooo:rsid="0048b76e"/>
    </style:style>
    <style:style style:name="T5" style:family="text">
      <style:text-properties officeooo:rsid="00474a1a"/>
    </style:style>
    <style:style style:name="T6" style:family="text">
      <style:text-properties officeooo:rsid="0028d1be"/>
    </style:style>
    <style:style style:name="T7" style:family="text">
      <style:text-properties officeooo:rsid="0058515f"/>
    </style:style>
    <style:style style:name="T8" style:family="text">
      <style:text-properties officeooo:rsid="006f0b80"/>
    </style:style>
    <style:style style:name="T9" style:family="text">
      <style:text-properties officeooo:rsid="00204ab9"/>
    </style:style>
    <style:style style:name="T10" style:family="text">
      <style:text-properties officeooo:rsid="00332381"/>
    </style:style>
    <style:style style:name="T11" style:family="text">
      <style:text-properties officeooo:rsid="005905b4"/>
    </style:style>
    <style:style style:name="T12" style:family="text">
      <style:text-properties officeooo:rsid="00239d56"/>
    </style:style>
    <style:style style:name="T13" style:family="text">
      <style:text-properties officeooo:rsid="002229df"/>
    </style:style>
    <style:style style:name="T14" style:family="text">
      <style:text-properties officeooo:rsid="003dacf5"/>
    </style:style>
    <style:style style:name="T15" style:family="text">
      <style:text-properties officeooo:rsid="00a73635"/>
    </style:style>
    <style:style style:name="T16" style:family="text">
      <style:text-properties officeooo:rsid="00a92e78"/>
    </style:style>
    <style:style style:name="T17" style:family="text">
      <style:text-properties officeooo:rsid="0018aefb"/>
    </style:style>
    <style:style style:name="T18" style:family="text">
      <style:text-properties officeooo:rsid="0019b216"/>
    </style:style>
    <style:style style:name="T19" style:family="text">
      <style:text-properties officeooo:rsid="0016c8b2"/>
    </style:style>
    <style:style style:name="T20" style:family="text">
      <style:text-properties officeooo:rsid="00e91144"/>
    </style:style>
    <style:style style:name="T21" style:family="text">
      <style:text-properties officeooo:rsid="00e84185"/>
    </style:style>
    <style:style style:name="T22" style:family="text">
      <style:text-properties officeooo:rsid="0020e44d"/>
    </style:style>
  </office:automatic-styles>
  <office:body>
    <office:text text:use-soft-page-breaks="true">
      <office:forms form:automatic-focus="false" form:apply-design-mode="false"/>
      <text:tracked-changes>
        <text:changed-region xml:id="ct200076064" text:id="ct20007606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200074608" text:id="ct200074608">
          <text:insertion>
            <office:change-info>
              <dc:creator>Denis Kotlar</dc:creator>
              <dc:date>2017-10-02T12:44:31</dc:date>
            </office:change-info>
          </text:insertion>
        </text:changed-region>
        <text:changed-region xml:id="ct200078160" text:id="ct20007816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77936" text:id="ct200077936">
          <text:insertion>
            <office:change-info>
              <dc:creator>Denis Kotlar</dc:creator>
              <dc:date>2017-10-02T12:44:36</dc:date>
            </office:change-info>
          </text:insertion>
        </text:changed-region>
        <text:changed-region xml:id="ct199431904" text:id="ct19943190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80304" text:id="ct200080304">
          <text:insertion>
            <office:change-info>
              <dc:creator>Denis Kotlar</dc:creator>
              <dc:date>2017-10-02T12:44:43</dc:date>
            </office:change-info>
          </text:insertion>
        </text:changed-region>
        <text:changed-region xml:id="ct199431216" text:id="ct19943121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79776" text:id="ct200079776">
          <text:insertion>
            <office:change-info>
              <dc:creator>Denis Kotlar</dc:creator>
              <dc:date>2017-10-02T12:44:49</dc:date>
            </office:change-info>
          </text:insertion>
        </text:changed-region>
        <text:changed-region xml:id="ct200074992" text:id="ct20007499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99303056" text:id="ct199303056">
          <text:insertion>
            <office:change-info>
              <dc:creator>Denis Kotlar</dc:creator>
              <dc:date>2017-10-02T12:44:56</dc:date>
            </office:change-info>
          </text:insertion>
        </text:changed-region>
        <text:changed-region xml:id="ct200076864" text:id="ct20007686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79072" text:id="ct200079072">
          <text:insertion>
            <office:change-info>
              <dc:creator>Denis Kotlar</dc:creator>
              <dc:date>2017-10-02T12:45:01</dc:date>
            </office:change-info>
          </text:insertion>
        </text:changed-region>
        <text:changed-region xml:id="ct199302464" text:id="ct19930246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99430528" text:id="ct19943052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99301152" text:id="ct199301152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99718224" text:id="ct199718224">
          <text:insertion>
            <office:change-info>
              <dc:creator>Denis Kotlar</dc:creator>
              <dc:date>2017-10-02T12:59:40</dc:date>
            </office:change-info>
          </text:insertion>
        </text:changed-region>
        <text:changed-region xml:id="ct200083856" text:id="ct20008385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79488" text:id="ct20007948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200085008" text:id="ct200085008">
          <text:insertion>
            <office:change-info>
              <dc:creator>Denis Kotlar</dc:creator>
              <dc:date>2017-10-02T12:59:50</dc:date>
            </office:change-info>
          </text:insertion>
        </text:changed-region>
        <text:changed-region xml:id="ct200086416" text:id="ct20008641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80736" text:id="ct20008073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200086720" text:id="ct20008672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200086128" text:id="ct20008612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99859248" text:id="ct19985924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200088448" text:id="ct20008844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85232" text:id="ct200085232">
          <text:insertion>
            <office:change-info>
              <dc:creator>Denis Kotlar</dc:creator>
              <dc:date>2017-10-02T14:41:18</dc:date>
            </office:change-info>
          </text:insertion>
        </text:changed-region>
        <text:changed-region xml:id="ct200089904" text:id="ct20008990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87200" text:id="ct20008720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99860128" text:id="ct19986012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93680" text:id="ct20009368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99860480" text:id="ct19986048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87424" text:id="ct20008742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200092144" text:id="ct20009214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93200" text:id="ct200093200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200091616" text:id="ct200091616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200090320" text:id="ct200090320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92768" text:id="ct20009276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200094432" text:id="ct200094432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91920" text:id="ct200091920">
          <text:insertion>
            <office:change-info>
              <dc:creator>Denis Kotlar</dc:creator>
              <dc:date>2017-10-02T12:45:06</dc:date>
            </office:change-info>
          </text:insertion>
        </text:changed-region>
        <text:changed-region xml:id="ct200090768" text:id="ct200090768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0088128" text:id="ct200088128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99468224" text:id="ct199468224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199468784" text:id="ct199468784">
          <text:insertion>
            <office:change-info>
              <dc:creator>Denis Kotlar</dc:creator>
              <dc:date>2017-10-02T12:44:07</dc:date>
            </office:change-info>
          </text:insertion>
        </text:changed-region>
        <text:changed-region xml:id="ct199470016" text:id="ct199470016">
          <text:insertion>
            <office:change-info>
              <dc:creator>Denis Kotlar</dc:creator>
              <dc:date>2017-10-03T08:32:12</dc:date>
            </office:change-info>
          </text:insertion>
        </text:changed-region>
        <text:changed-region xml:id="ct204279040" text:id="ct204279040">
          <text:insertion>
            <office:change-info>
              <dc:creator>Denis Kotlar</dc:creator>
              <dc:date>2017-10-03T09:26:26</dc:date>
            </office:change-info>
          </text:insertion>
        </text:changed-region>
        <text:changed-region xml:id="ct203130976" text:id="ct203130976">
          <text:insertion>
            <office:change-info>
              <dc:creator>Denis Kotlar</dc:creator>
              <dc:date>2017-10-03T09:26:53</dc:date>
            </office:change-info>
          </text:insertion>
        </text:changed-region>
        <text:changed-region xml:id="ct105967616" text:id="ct105967616">
          <text:insertion>
            <office:change-info>
              <dc:creator>Denis Kotlar</dc:creator>
              <dc:date>2017-10-03T09:26:26</dc:date>
            </office:change-info>
          </text:insertion>
        </text:changed-region>
        <text:changed-region xml:id="ct203197776" text:id="ct203197776">
          <text:insertion>
            <office:change-info>
              <dc:creator>Denis Kotlar</dc:creator>
              <dc:date>2017-10-03T09:26:38</dc:date>
            </office:change-info>
          </text:insertion>
        </text:changed-region>
        <text:changed-region xml:id="ct198769392" text:id="ct198769392">
          <text:insertion>
            <office:change-info>
              <dc:creator>Denis Kotlar</dc:creator>
              <dc:date>2017-10-03T09:26:59</dc:date>
            </office:change-info>
          </text:insertion>
        </text:changed-region>
        <text:changed-region xml:id="ct124982176" text:id="ct124982176">
          <text:insertion>
            <office:change-info>
              <dc:creator>Denis Kotlar</dc:creator>
              <dc:date>2017-10-03T09:26:38</dc:date>
            </office:change-info>
          </text:insertion>
        </text:changed-region>
        <text:changed-region xml:id="ct199602320" text:id="ct199602320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99500336" text:id="ct199500336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99604272" text:id="ct199604272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99606736" text:id="ct199606736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99606384" text:id="ct199606384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99607920" text:id="ct199607920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99620048" text:id="ct199620048">
          <text:insertion>
            <office:change-info>
              <dc:creator>Denis Kotlar</dc:creator>
              <dc:date>2017-10-02T12:42:44</dc:date>
            </office:change-info>
          </text:insertion>
        </text:changed-region>
        <text:changed-region xml:id="ct199619520" text:id="ct199619520">
          <text:insertion>
            <office:change-info>
              <dc:creator>Denis Kotlar</dc:creator>
              <dc:date>2017-10-02T12:42:4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77924557" text:style-name="Outline">
        <text:list-item>
          <text:h text:style-name="P43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2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16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2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2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15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2">Reads the Status Byte register</text:p>
          </table:table-cell>
        </table:table-row>
        <table:table-row>
          <table:table-cell table:style-name="Table147.A2" office:value-type="string">
            <text:p text:style-name="P16">*TRG</text:p>
          </table:table-cell>
          <table:table-cell table:style-name="Table147.A2" office:value-type="string">
            <text:p text:style-name="P5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3">R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5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2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2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ext:soft-page-break/>
        <table:table-row>
          <table:table-cell table:style-name="Table129.A2" office:value-type="string">
            <text:p text:style-name="P12">:MODE {&lt;mode&gt;}</text:p>
          </table:table-cell>
          <table:table-cell table:style-name="Table129.A2" office:value-type="string">
            <text:p text:style-name="P5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3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3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26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26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1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3">Specifies which PSU state will be used at power on</text:p>
          </table:table-cell>
        </table:table-row>
        <text:soft-page-break/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<text:change-start text:change-id="ct200076064"/>MMEMory<text:change-end text:change-id="ct200076064"/>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P14"><text:change-start text:change-id="ct200074608"/>:CATalog [&lt;directory&gt;]<text:change-end text:change-id="ct200074608"/></text:p>
          </table:table-cell>
          <table:table-cell table:style-name="Table27.A2" office:value-type="string">
            <text:p text:style-name="Standard"><text:change-start text:change-id="ct200078160"/><text:span text:style-name="T4">Returns</text:span> a list of <text:span text:style-name="T5">items</text:span> <text:span text:style-name="T6">in the specified directory (folder)</text:span><text:change-end text:change-id="ct200078160"/></text:p>
          </table:table-cell>
        </table:table-row>
        <table:table-row>
          <table:table-cell table:style-name="Table27.A2" office:value-type="string">
            <text:p text:style-name="P20"><text:change-start text:change-id="ct200077936"/>:LENgth [&lt;directory&gt;]<text:change-end text:change-id="ct200077936"/></text:p>
          </table:table-cell>
          <table:table-cell table:style-name="Table27.A2" office:value-type="string">
            <text:p text:style-name="Standard"><text:change-start text:change-id="ct199431904"/>Returns the number of <text:span text:style-name="T5">items</text:span> in the specified directory<text:change-end text:change-id="ct199431904"/></text:p>
          </table:table-cell>
        </table:table-row>
        <table:table-row>
          <table:table-cell table:style-name="Table27.A2" office:value-type="string">
            <text:p text:style-name="scpi1"><text:change-start text:change-id="ct200080304"/>:CDIRectory {&lt;directory&gt;}<text:change-end text:change-id="ct200080304"/></text:p>
          </table:table-cell>
          <table:table-cell table:style-name="Table27.A2" office:value-type="string">
            <text:p text:style-name="Standard"><text:change-start text:change-id="ct199431216"/>Changes the current directory<text:change-end text:change-id="ct199431216"/></text:p>
          </table:table-cell>
        </table:table-row>
        <table:table-row>
          <table:table-cell table:style-name="Table27.A2" office:value-type="string">
            <text:p text:style-name="scpi1"><text:change-start text:change-id="ct200079776"/>:COPY {&lt;source&gt;}, {&lt;destination&gt;}<text:change-end text:change-id="ct200079776"/></text:p>
          </table:table-cell>
          <table:table-cell table:style-name="Table27.A2" office:value-type="string">
            <text:p text:style-name="P28"><text:change-start text:change-id="ct200074992"/>Copies &lt;<text:span text:style-name="T8">source</text:span>&gt; to &lt;<text:span text:style-name="T8">destination</text:span>&gt;<text:change-end text:change-id="ct200074992"/></text:p>
          </table:table-cell>
        </table:table-row>
        <table:table-row>
          <table:table-cell table:style-name="Table27.A2" office:value-type="string">
            <text:p text:style-name="scpi1"><text:change-start text:change-id="ct199303056"/>:DATE? {&lt;filename&gt;}<text:change-end text:change-id="ct199303056"/></text:p>
          </table:table-cell>
          <table:table-cell table:style-name="Table27.A2" office:value-type="string">
            <text:p text:style-name="Standard"><text:change-start text:change-id="ct200076864"/>Returns <text:span text:style-name="T9">date</text:span> that the specified file was last saved<text:change-end text:change-id="ct200076864"/></text:p>
          </table:table-cell>
        </table:table-row>
        <table:table-row>
          <table:table-cell table:style-name="Table27.A2" office:value-type="string">
            <text:p text:style-name="scpi1"><text:change-start text:change-id="ct200079072"/>:DELete {&lt;filename&gt;}<text:change-end text:change-id="ct200079072"/></text:p>
          </table:table-cell>
          <table:table-cell table:style-name="Table27.A2" office:value-type="string">
            <text:p text:style-name="P10"><text:change-start text:change-id="ct199302464"/>Deletes an existing file<text:change-end text:change-id="ct199302464"/></text:p>
          </table:table-cell>
        </table:table-row>
        <table:table-row>
          <table:table-cell table:style-name="Table27.A2" office:value-type="string">
            <text:p text:style-name="P12"><text:change-start text:change-id="ct199430528"/>:DOWNload<text:change-end text:change-id="ct199430528"/></text:p>
          </table:table-cell>
          <table:table-cell table:style-name="Table27.A2" office:value-type="string">
            <text:p text:style-name="P28"/>
          </table:table-cell>
        </table:table-row>
        <table:table-row>
          <table:table-cell table:style-name="Table27.A2" office:value-type="string">
            <text:p text:style-name="P18"><text:change-start text:change-id="ct199301152"/>:DATA<text:change-end text:change-id="ct199301152"/><text:change-start text:change-id="ct199718224"/> :DATA {#&lt;length&gt;,&lt;encoding&gt;,&lt;block&gt;}<text:change-end text:change-id="ct199718224"/></text:p>
          </table:table-cell>
          <table:table-cell table:style-name="Table27.A2" office:value-type="string">
            <text:p text:style-name="Standard"><text:change-start text:change-id="ct200083856"/>Downloads data from the host computer<text:change-end text:change-id="ct200083856"/></text:p>
          </table:table-cell>
        </table:table-row>
        <table:table-row>
          <table:table-cell table:style-name="Table27.A2" office:value-type="string">
            <text:p text:style-name="P19"><text:change-start text:change-id="ct200079488"/>:FNAMe<text:change-end text:change-id="ct200079488"/><text:change-start text:change-id="ct200085008"/> <text:span text:style-name="T11">{</text:span>&lt;filename&gt;<text:span text:style-name="T11">}</text:span><text:change-end text:change-id="ct200085008"/></text:p>
          </table:table-cell>
          <table:table-cell table:style-name="Table27.A2" office:value-type="string">
            <text:p text:style-name="Standard"><text:change-start text:change-id="ct200086416"/>Creates or opens the specified filename <text:span text:style-name="T15">for download data</text:span><text:change-end text:change-id="ct200086416"/></text:p>
          </table:table-cell>
        </table:table-row>
        <table:table-row>
          <table:table-cell table:style-name="Table27.A2" office:value-type="string">
            <text:p text:style-name="scpi1"><text:change-start text:change-id="ct200080736"/>:LOAD<text:change-end text:change-id="ct200080736"/>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change-start text:change-id="ct200086720"/>:LIST[&lt;n&gt;] <text:span text:style-name="T11">{</text:span>&lt;filename&gt;<text:span text:style-name="T11">}</text:span><text:change-end text:change-id="ct200086720"/></text:p>
          </table:table-cell>
          <table:table-cell table:style-name="Table27.A2" office:value-type="string">
            <text:p text:style-name="P28"><text:change-start text:change-id="ct200086128"/>Loads stored LIST to the specified channel<text:change-end text:change-id="ct200086128"/></text:p>
          </table:table-cell>
        </table:table-row>
        <table:table-row>
          <table:table-cell table:style-name="Table27.A2" office:value-type="string">
            <text:p text:style-name="scpi2"><text:change-start text:change-id="ct199859248"/>:<text:span text:style-name="T12">STATe {&lt;filename&gt;}</text:span><text:change-end text:change-id="ct199859248"/></text:p>
          </table:table-cell>
          <table:table-cell table:style-name="Table27.A2" office:value-type="string">
            <text:p text:style-name="P31"><text:change-start text:change-id="ct200088448"/>Loads the instrument setup<text:change-end text:change-id="ct200088448"/></text:p>
          </table:table-cell>
        </table:table-row>
        <table:table-row>
          <table:table-cell table:style-name="Table27.A2" office:value-type="string">
            <text:p text:style-name="scpi1"><text:change-start text:change-id="ct200085232"/>:<text:span text:style-name="T10">LOCK {&lt;password&gt;}</text:span><text:change-end text:change-id="ct200085232"/></text:p>
          </table:table-cell>
          <table:table-cell table:style-name="Table27.A2" office:value-type="string">
            <text:p text:style-name="P8"><text:change-start text:change-id="ct200089904"/>Set<text:span text:style-name="T16">s</text:span> write protection<text:change-end text:change-id="ct200089904"/></text:p>
          </table:table-cell>
        </table:table-row>
        <table:table-row>
          <table:table-cell table:style-name="Table27.A2" office:value-type="string">
            <text:p text:style-name="scpi1"><text:change-start text:change-id="ct200087200"/>:MDIRectory <text:span text:style-name="T11">{</text:span>&lt;directory&gt;<text:span text:style-name="T11">}</text:span><text:change-end text:change-id="ct200087200"/></text:p>
          </table:table-cell>
          <table:table-cell table:style-name="Table27.A2" office:value-type="string">
            <text:p text:style-name="P28"><text:change-start text:change-id="ct199860128"/>Makes a new directory<text:change-end text:change-id="ct199860128"/></text:p>
          </table:table-cell>
        </table:table-row>
        <table:table-row>
          <table:table-cell table:style-name="Table27.A2" office:value-type="string">
            <text:p text:style-name="scpi1"><text:change-start text:change-id="ct200093680"/>:MOVE <text:span text:style-name="T7">{</text:span>&lt;<text:span text:style-name="T17">source</text:span>&gt;<text:span text:style-name="T7">}</text:span>, <text:span text:style-name="T7">{</text:span>&lt;<text:span text:style-name="T17">destination</text:span>&gt;<text:span text:style-name="T7">}</text:span><text:change-end text:change-id="ct200093680"/></text:p>
          </table:table-cell>
          <table:table-cell table:style-name="Table27.A2" office:value-type="string">
            <text:p text:style-name="P28"><text:change-start text:change-id="ct199860480"/><text:span text:style-name="T20">Moves or r</text:span>enames &lt;<text:span text:style-name="T21">source</text:span>&gt; to &lt;<text:span text:style-name="T21">destination</text:span>&gt;<text:change-end text:change-id="ct199860480"/></text:p>
          </table:table-cell>
        </table:table-row>
        <table:table-row>
          <table:table-cell table:style-name="Table27.A2" office:value-type="string">
            <text:p text:style-name="scpi1"><text:change-start text:change-id="ct200087424"/>:RDIRectory <text:span text:style-name="T7">{</text:span>&lt;directory&gt;<text:span text:style-name="T7">}</text:span><text:change-end text:change-id="ct200087424"/></text:p>
          </table:table-cell>
          <table:table-cell table:style-name="Table27.A2" office:value-type="string">
            <text:p text:style-name="P28"><text:change-start text:change-id="ct200092144"/>Removes the specified directory<text:change-end text:change-id="ct200092144"/></text:p>
          </table:table-cell>
        </table:table-row>
        <table:table-row>
          <table:table-cell table:style-name="Table27.A2" office:value-type="string">
            <text:p text:style-name="scpi1"><text:change-start text:change-id="ct200093200"/>:STORe<text:change-end text:change-id="ct200093200"/></text:p>
          </table:table-cell>
          <table:table-cell table:style-name="Table27.A2" office:value-type="string">
            <text:p text:style-name="P28"/>
          </table:table-cell>
        </table:table-row>
        <table:table-row>
          <table:table-cell table:style-name="Table27.A2" office:value-type="string">
            <text:p text:style-name="scpi2"><text:change-start text:change-id="ct200091616"/>:LIST[&lt;n&gt;] <text:span text:style-name="T7">{</text:span>&lt;filename&gt;<text:span text:style-name="T7">}</text:span><text:change-end text:change-id="ct200091616"/></text:p>
          </table:table-cell>
          <table:table-cell table:style-name="Table27.A2" office:value-type="string">
            <text:p text:style-name="P28"><text:change-start text:change-id="ct200090320"/><text:span text:style-name="T13">Saves</text:span> specified channel LIST <text:change-end text:change-id="ct200090320"/></text:p>
          </table:table-cell>
        </table:table-row>
        <table:table-row>
          <table:table-cell table:style-name="Table27.A2" office:value-type="string">
            <text:p text:style-name="scpi2"><text:change-start text:change-id="ct200092768"/>:<text:span text:style-name="T13">STATe {&lt;filename&gt;}</text:span><text:change-end text:change-id="ct200092768"/></text:p>
          </table:table-cell>
          <table:table-cell table:style-name="Table27.A2" office:value-type="string">
            <text:p text:style-name="P39"><text:change-start text:change-id="ct200094432"/>Saves the instrument setup<text:change-end text:change-id="ct200094432"/></text:p>
          </table:table-cell>
        </table:table-row>
        <table:table-row>
          <table:table-cell table:style-name="Table27.A2" office:value-type="string">
            <text:p text:style-name="P12"><text:change-start text:change-id="ct200091920"/>:TIME? {&lt;filename&gt;}<text:change-end text:change-id="ct200091920"/></text:p>
          </table:table-cell>
          <table:table-cell table:style-name="Table27.A2" office:value-type="string">
            <text:p text:style-name="P23"><text:change-start text:change-id="ct200090768"/>Returns <text:span text:style-name="T9">time</text:span> that the specified file was last saved<text:change-end text:change-id="ct200090768"/></text:p>
          </table:table-cell>
        </table:table-row>
        <table:table-row>
          <table:table-cell table:style-name="Table27.A2" office:value-type="string">
            <text:p text:style-name="scpi1"><text:change-start text:change-id="ct200088128"/>:<text:span text:style-name="T14">UNLock {&lt;password&gt;}</text:span><text:change-end text:change-id="ct200088128"/></text:p>
          </table:table-cell>
          <table:table-cell table:style-name="Table27.A2" office:value-type="string">
            <text:p text:style-name="P34"><text:change-start text:change-id="ct199468224"/>Clear<text:span text:style-name="T16">s</text:span> write protection<text:change-end text:change-id="ct199468224"/></text:p>
          </table:table-cell>
        </table:table-row>
        <table:table-row>
          <table:table-cell table:style-name="Table27.A2" office:value-type="string">
            <text:p text:style-name="P12"><text:change-start text:change-id="ct199468784"/>:UPLoad? {&lt;filename&gt;}<text:change-end text:change-id="ct199468784"/></text:p>
          </table:table-cell>
          <table:table-cell table:style-name="Table27.A2" office:value-type="string">
            <text:p text:style-name="P37"><text:change-start text:change-id="ct199470016"/>Uploads data to the host computer<text:change-end text:change-id="ct199470016"/>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25">Controls channel output state with trigger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25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21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2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2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2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2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2">“Connects” virtual load to the channel output</text:p>
          </table:table-cell>
        </table:table-row>
        <table:table-row>
          <table:table-cell table:style-name="Table186.A2" office:value-type="string">
            <text:p text:style-name="P13">:PIN1 {&lt;bool&gt;}</text:p>
          </table:table-cell>
          <table:table-cell table:style-name="Table186.A2" office:value-type="string">
            <text:p text:style-name="P2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2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2">Sets the RPOL signal state</text:p>
          </table:table-cell>
        </table:table-row>
        <text:soft-page-break/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2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2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<text:change-start text:change-id="ct204279040"/>:AHOur<text:change-end text:change-id="ct204279040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203130976"/>:RESet {&lt;channel&gt;}<text:change-end text:change-id="ct203130976"/></text:p>
          </table:table-cell>
          <table:table-cell table:style-name="Table101.A2" office:value-type="string">
            <text:p text:style-name="Standard"><text:change-start text:change-id="ct105967616"/>Resets the amp-hour (Ah) measurement to zero<text:change-end text:change-id="ct105967616"/></text:p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2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2">Enables/disables seamless measurement auto ranging</text:p>
          </table:table-cell>
        </table:table-row>
        <table:table-row>
          <table:table-cell table:style-name="Table101.A2" office:value-type="string">
            <text:p text:style-name="scpi1"><text:change-start text:change-id="ct203197776"/>:WHOur<text:change-end text:change-id="ct203197776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<text:change-start text:change-id="ct198769392"/>:RESet {&lt;channel&gt;}<text:change-end text:change-id="ct198769392"/></text:p>
          </table:table-cell>
          <table:table-cell table:style-name="Table101.A2" office:value-type="string">
            <text:p text:style-name="P2"><text:change-start text:change-id="ct124982176"/>Resets the watt-hour (Wh) measurement to zero<text:change-end text:change-id="ct124982176"/></text:p>
          </table:table-cell>
        </table:table-row>
        <table:table-row>
          <table:table-cell table:style-name="Table101.A10" office:value-type="string">
            <text:p text:style-name="scpi0">[SOURce[&lt;n&gt;]] </text:p>
          </table:table-cell>
          <table:table-cell table:style-name="Table101.A10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2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2">Sets the step of the current change</text:p>
          </table:table-cell>
        </table:table-row>
        <table:table-row>
          <table:table-cell table:style-name="Table101.A2" office:value-type="string">
            <text:p text:style-name="P17">:TRIGgered [:AMPLitude] {&lt;current&gt;}</text:p>
          </table:table-cell>
          <table:table-cell table:style-name="Table101.A2" office:value-type="string">
            <text:p text:style-name="P3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2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2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2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2">Returns status of over-current protection activation</text:p>
          </table:table-cell>
        </table:table-row>
        <table:table-row>
          <table:table-cell table:style-name="Table101.A2" office:value-type="string">
            <text:p text:style-name="P12">:DIGital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:INPut:DATA? [&lt;pin&gt;]</text:p>
          </table:table-cell>
          <table:table-cell table:style-name="Table101.A2" office:value-type="string">
            <text:p text:style-name="P3">Reads the state of the digital port pins</text:p>
          </table:table-cell>
        </table:table-row>
        <table:table-row>
          <table:table-cell table:style-name="Table101.A2" office:value-type="string">
            <text:p text:style-name="scpi2">:OUTPut:DATA [&lt;pin&gt;] {&lt;state&gt;}</text:p>
          </table:table-cell>
          <table:table-cell table:style-name="Table101.A2" office:value-type="string">
            <text:p text:style-name="P3">Sets the state of the digital port pins</text:p>
          </table:table-cell>
        </table:table-row>
        <table:table-row>
          <table:table-cell table:style-name="Table101.A2" office:value-type="string">
            <text:p text:style-name="scpi2">:PIN&lt;n&gt;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:FUNCtion {&lt;function&gt;}</text:p>
          </table:table-cell>
          <table:table-cell table:style-name="Table101.A2" office:value-type="string">
            <text:p text:style-name="P3">Sets the selected pin’s function</text:p>
          </table:table-cell>
        </table:table-row>
        <table:table-row>
          <table:table-cell table:style-name="Table101.A2" office:value-type="string">
            <text:p text:style-name="scpi3">:POLarity {&lt;polarity&gt;}</text:p>
          </table:table-cell>
          <table:table-cell table:style-name="Table101.A2" office:value-type="string">
            <text:p text:style-name="P3">Sets the selected pin’s polarity</text:p>
          </table:table-cell>
        </table:table-row>
        <table:table-row>
          <table:table-cell table:style-name="Table101.A2" office:value-type="string">
            <text:p text:style-name="scpi2">:TOUTpu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:BUS[:ENABle] {&lt;Bool&gt;}</text:p>
          </table:table-cell>
          <table:table-cell table:style-name="Table101.A2" office:value-type="string">
            <text:p text:style-name="P3">Enables/disables BUS-generated triggers on digital pins</text:p>
          </table:table-cell>
        </table:table-row>
        <table:table-row>
          <table:table-cell table:style-name="Table101.A2" office:value-type="string">
            <text:p text:style-name="P12">:LIS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18">:COUNt</text:p>
          </table:table-cell>
          <table:table-cell table:style-name="Table101.A2" office:value-type="string">
            <text:p text:style-name="P3">Sets the number of times that the list is executed</text:p>
          </table:table-cell>
        </table:table-row>
        <table:table-row>
          <table:table-cell table:style-name="Table101.A2" office:value-type="string">
            <text:p text:style-name="P18">:CURRent[:LEVel]</text:p>
          </table:table-cell>
          <table:table-cell table:style-name="Table101.A2" office:value-type="string">
            <text:p text:style-name="P3">Specifies the current setting for each list step</text:p>
          </table:table-cell>
        </table:table-row>
        <table:table-row>
          <table:table-cell table:style-name="Table101.A2" office:value-type="string">
            <text:p text:style-name="P18">:DWELl</text:p>
          </table:table-cell>
          <table:table-cell table:style-name="Table101.A2" office:value-type="string">
            <text:p text:style-name="P3">Specifies the dwell time for each list step</text:p>
          </table:table-cell>
        </table:table-row>
        <table:table-row>
          <table:table-cell table:style-name="Table101.A2" office:value-type="string">
            <text:p text:style-name="P18">:VOLTage[:LEVel]</text:p>
          </table:table-cell>
          <table:table-cell table:style-name="Table101.A2" office:value-type="string">
            <text:p text:style-name="P3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2">Sets low output ripple (noise) mode of operation</text:p>
          </table:table-cell>
        </table:table-row>
        <text:soft-page-break/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2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2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2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2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2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2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2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27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2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2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2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2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2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2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2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2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2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2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2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2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2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2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2">Returns the value of the Operation Instrument Isummary <text:soft-page-break/>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2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2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2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2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2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2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2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2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2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2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2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2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2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2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2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<text:change-start text:change-id="ct199602320"/>:<text:span text:style-name="T19">AHOur</text:span><text:change-end text:change-id="ct199602320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<text:change-start text:change-id="ct199500336"/>TOTal?<text:change-end text:change-id="ct199500336"/></text:p>
          </table:table-cell>
          <table:table-cell table:style-name="Table121.A2" office:value-type="string">
            <text:p text:style-name="P4"><text:change-start text:change-id="ct199604272"/>Returns channel’s total <text:span text:style-name="T18">delivered energy in Ah</text:span><text:change-end text:change-id="ct199604272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2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2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2">Returns programmable features of the channel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2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199606736"/>:<text:span text:style-name="T19">WHOur</text:span><text:change-end text:change-id="ct199606736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P41"><text:change-start text:change-id="ct199606384"/>TOTal?<text:change-end text:change-id="ct199606384"/></text:p>
          </table:table-cell>
          <table:table-cell table:style-name="Table121.A2" office:value-type="string">
            <text:p text:style-name="P4"><text:change-start text:change-id="ct199607920"/>Returns channel’s total <text:span text:style-name="T18">delivered energy in Wh</text:span><text:change-end text:change-id="ct199607920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2">Returns the channel model identification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2"/>
          </table:table-cell>
        </table:table-row>
        <text:soft-page-break/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2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2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2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2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2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2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2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2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2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2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2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2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2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">Returns PSU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2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2">Returns the control board model identification</text:p>
          </table:table-cell>
        </table:table-row>
        <table:table-row>
          <table:table-cell table:style-name="Table121.A2" office:value-type="string">
            <text:p text:style-name="scpi2">:OPTion?</text:p>
          </table:table-cell>
          <table:table-cell table:style-name="Table121.A2" office:value-type="string">
            <text:p text:style-name="P2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2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2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2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199620048"/>:INHibit?<text:change-end text:change-id="ct199620048"/></text:p>
          </table:table-cell>
          <table:table-cell table:style-name="Table121.A2" office:value-type="string">
            <text:p text:style-name="P2"><text:change-start text:change-id="ct199619520"/>Queries system inhibit state<text:change-end text:change-id="ct199619520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2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2">Places the PSU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2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2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2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2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2">Enters the PSU into the Stand-by mode in case of protection trip</text:p>
          </table:table-cell>
        </table:table-row>
        <text:soft-page-break/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2">Places the PSU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2">Places the PSU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2">Sets the OTP value</text:p>
          </table:table-cell>
        </table:table-row>
        <table:table-row>
          <table:table-cell table:style-name="Table121.A2" office:value-type="string">
            <text:p text:style-name="scpi4">:CLEar[, {&lt;sensor&gt;}]</text:p>
          </table:table-cell>
          <table:table-cell table:style-name="Table121.A2" office:value-type="string">
            <text:p text:style-name="P2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2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2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2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2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2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3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2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2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3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4.1.2$Linux_X86_64 LibreOffice_project/ea7cb86e6eeb2bf3a5af73a8f7777ac570321527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8" meta:paragraph-count="495" meta:word-count="1764" meta:character-count="12631" meta:non-whitespace-character-count="11337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